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erktsitat" style:master-page-name="MP0" style:family="paragraph">
      <style:paragraph-properties fo:break-before="page"/>
    </style:style>
  </office:automatic-styles>
  <office:body>
    <office:text text:use-soft-page-breaks="true">
      <text:p text:style-name="P1">Oppgave 3 – Oppsummering av gruppearbeide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erktsitat" style:display-name="Sterkt sitat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5B9BD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Wernersen</meta:initial-creator>
    <dc:creator>Martin Wernersen</dc:creator>
    <meta:creation-date>2016-10-12T08:56:00Z</meta:creation-date>
    <dc:date>2016-10-12T08:58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3" meta:row-count="1" meta:non-whitespace-character-count="38"/>
  </office:meta>
</office:document-meta>
</file>